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8pt" fo:font-weight="bold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1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19cm" svg:height="1.673cm" svg:x="1cm" svg:y="1.001cm">
          <draw:text-box>
            <text:p text:style-name="P1"><text:span text:style-name="T1">Отображен</text:span><text:span text:style-name="T1">ие видео с </text:span><text:span text:style-name="T1">камеры с </text:span><text:span text:style-name="T1">сохранени</text:span><text:span text:style-name="T1">ем в файл </text:span><text:span text:style-name="T1">и </text:span><text:span text:style-name="T1">передачей </text:span><text:span text:style-name="T1">в RTP</text:span></text:p>
          </draw:text-box>
        </draw:frame>
        <draw:g draw:style-name="gr2" xml:id="id3" draw:id="id3">
          <draw:custom-shape draw:style-name="gr3" draw:text-style-name="P4" draw:layer="layout" svg:width="4cm" svg:height="3cm" svg:x="8.23cm" svg:y="3.631cm">
            <text:p text:style-name="P3">Источник видео</text:p>
            <text:p text:style-name="P3"><text:s/>из камеры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cm" svg:height="1.5cm" svg:x="8.23cm" svg:y="6.631cm">
            <text:p text:style-name="P3">RAW видео NV12</text:p>
            <draw:enhanced-geometry svg:viewBox="0 0 21600 21600" draw:type="rectangle" draw:enhanced-path="M 0 0 L 21600 0 21600 21600 0 21600 0 0 Z N"/>
          </draw:custom-shape>
        </draw:g>
        <draw:g draw:style-name="gr2" xml:id="id1" draw:id="id1">
          <draw:custom-shape draw:style-name="gr4" draw:text-style-name="P4" draw:layer="layout" svg:width="4cm" svg:height="1.5cm" svg:x="8.237cm" svg:y="11.211cm">
            <text:p text:style-name="P3">RAW видео NV1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cm" svg:height="3cm" svg:x="8.237cm" svg:y="12.711cm">
            <text:p text:style-name="P3">Кодировщик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cm" svg:height="1.5cm" svg:x="8.237cm" svg:y="15.711cm">
            <text:p text:style-name="P3">Видео в H264</text:p>
            <draw:enhanced-geometry svg:viewBox="0 0 21600 21600" draw:type="rectangle" draw:enhanced-path="M 0 0 L 21600 0 21600 21600 0 21600 0 0 Z N"/>
          </draw:custom-shape>
        </draw:g>
        <draw:g draw:style-name="gr2" xml:id="id4" draw:id="id4">
          <draw:custom-shape draw:style-name="gr4" draw:text-style-name="P4" draw:layer="layout" svg:width="4cm" svg:height="1.5cm" svg:x="2.47cm" svg:y="11.211cm">
            <text:p text:style-name="P3">RAW видео NV1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cm" svg:height="3cm" svg:x="2.47cm" svg:y="12.711cm">
            <text:p text:style-name="P3">Отображатель видео</text:p>
            <draw:enhanced-geometry svg:viewBox="0 0 21600 21600" draw:type="rectangle" draw:enhanced-path="M 0 0 L 21600 0 21600 21600 0 21600 0 0 Z N"/>
          </draw:custom-shape>
        </draw:g>
        <draw:g draw:style-name="gr2" xml:id="id2" draw:id="id2">
          <draw:custom-shape draw:style-name="gr4" draw:text-style-name="P4" draw:layer="layout" svg:width="4cm" svg:height="1.5cm" svg:x="8.237cm" svg:y="18.951cm">
            <text:p text:style-name="P3">Видео в H26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cm" svg:height="3cm" svg:x="8.237cm" svg:y="20.451cm">
            <text:p text:style-name="P3">Видеорегистратор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5" draw:layer="layout" svg:x1="10.237cm" svg:y1="17.211cm" svg:x2="10.237cm" svg:y2="18.951cm" draw:start-shape="id1" draw:start-glue-point="2" draw:end-shape="id2" svg:d="M10237 17211v1740" svg:viewBox="0 0 1 1741">
          <text:p/>
        </draw:connector>
        <draw:connector draw:style-name="gr5" draw:text-style-name="P5" draw:layer="layout" svg:x1="10.23cm" svg:y1="8.131cm" svg:x2="4.47cm" svg:y2="11.211cm" draw:start-shape="id3" draw:start-glue-point="2" draw:end-shape="id4" draw:end-glue-point="0" svg:d="M10230 8131v1540h-5760v1540" svg:viewBox="0 0 5761 3081">
          <text:p/>
        </draw:connector>
        <draw:connector draw:style-name="gr5" draw:text-style-name="P5" draw:layer="layout" svg:x1="10.23cm" svg:y1="8.131cm" svg:x2="10.237cm" svg:y2="11.211cm" draw:start-shape="id3" draw:start-glue-point="2" draw:end-shape="id1" svg:d="M10230 8131v1540h7v1540" svg:viewBox="0 0 8 3081">
          <text:p/>
        </draw:connector>
        <draw:g draw:style-name="gr2" xml:id="id5" draw:id="id5">
          <draw:custom-shape draw:style-name="gr4" draw:text-style-name="P4" draw:layer="layout" svg:width="4cm" svg:height="1.5cm" svg:x="14.374cm" svg:y="11.211cm">
            <text:p text:style-name="P3">RAW видео NV1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cm" svg:height="3cm" svg:x="14.374cm" svg:y="12.711cm">
            <text:p text:style-name="P3">Кодировщик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cm" svg:height="1.5cm" svg:x="14.374cm" svg:y="15.711cm">
            <text:p text:style-name="P3">Видео в MJPEG</text:p>
            <draw:enhanced-geometry svg:viewBox="0 0 21600 21600" draw:type="rectangle" draw:enhanced-path="M 0 0 L 21600 0 21600 21600 0 21600 0 0 Z N"/>
          </draw:custom-shape>
        </draw:g>
        <draw:g draw:style-name="gr2" xml:id="id6" draw:id="id6">
          <draw:custom-shape draw:style-name="gr4" draw:text-style-name="P4" draw:layer="layout" svg:width="4cm" svg:height="1.5cm" svg:x="14.374cm" svg:y="18.951cm">
            <text:p text:style-name="P3">Видео в MJPEG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cm" svg:height="3cm" svg:x="14.374cm" svg:y="20.451cm">
            <text:p text:style-name="P3">Передатчик видео </text:p>
            <text:p text:style-name="P3">через RTP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5" draw:layer="layout" svg:x1="10.23cm" svg:y1="8.131cm" svg:x2="16.374cm" svg:y2="11.211cm" draw:start-shape="id3" draw:start-glue-point="2" draw:end-shape="id5" draw:end-glue-point="0" svg:d="M10230 8131v1540h6144v1540" svg:viewBox="0 0 6145 3081">
          <text:p/>
        </draw:connector>
        <draw:connector draw:style-name="gr5" draw:text-style-name="P5" draw:layer="layout" svg:x1="16.374cm" svg:y1="17.211cm" svg:x2="16.374cm" svg:y2="18.951cm" draw:start-shape="id5" draw:start-glue-point="2" draw:end-shape="id6" draw:end-glue-point="0" svg:d="M16374 17211v1740" svg:viewBox="0 0 1 1741">
          <text:p/>
        </draw:connector>
      </draw:page>
      <draw:page draw:name="page2" draw:style-name="dp1" draw:master-page-name="Обычный">
        <draw:frame draw:style-name="gr1" draw:text-style-name="P2" draw:layer="layout" svg:width="19cm" svg:height="1.61cm" svg:x="1cm" svg:y="1.002cm">
          <draw:text-box>
            <text:p text:style-name="P1"><text:span text:style-name="T1">Отображен</text:span><text:span text:style-name="T1">ие видео </text:span><text:span text:style-name="T1">из RTP с </text:span><text:span text:style-name="T1">сохранени</text:span><text:span text:style-name="T1">ем в файл</text:span></text:p>
          </draw:text-box>
        </draw:frame>
        <draw:g draw:style-name="gr2" xml:id="id7" draw:id="id7">
          <draw:custom-shape draw:style-name="gr3" draw:text-style-name="P4" draw:layer="layout" svg:width="4cm" svg:height="3cm" svg:x="8.5cm" svg:y="2.74cm">
            <text:p text:style-name="P3">Приемник видео </text:p>
            <text:p text:style-name="P3">из RTP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cm" svg:height="1.5cm" svg:x="8.5cm" svg:y="5.74cm">
            <text:p text:style-name="P3">Видео в MJPEG</text:p>
            <draw:enhanced-geometry svg:viewBox="0 0 21600 21600" draw:type="rectangle" draw:enhanced-path="M 0 0 L 21600 0 21600 21600 0 21600 0 0 Z N"/>
          </draw:custom-shape>
        </draw:g>
        <draw:g draw:style-name="gr2" xml:id="id8" draw:id="id8">
          <draw:custom-shape draw:style-name="gr4" draw:text-style-name="P4" draw:layer="layout" svg:width="4cm" svg:height="1.5cm" svg:x="8.5cm" svg:y="8.77cm">
            <text:p text:style-name="P3">Видео в MJPEG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cm" svg:height="3cm" svg:x="8.5cm" svg:y="10.27cm">
            <text:p text:style-name="P3">Декодер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cm" svg:height="1.5cm" svg:x="8.5cm" svg:y="13.27cm">
            <text:p text:style-name="P3">RAW видео NV12</text:p>
            <draw:enhanced-geometry svg:viewBox="0 0 21600 21600" draw:type="rectangle" draw:enhanced-path="M 0 0 L 21600 0 21600 21600 0 21600 0 0 Z N"/>
          </draw:custom-shape>
        </draw:g>
        <draw:g draw:style-name="gr2" xml:id="id9" draw:id="id9">
          <draw:custom-shape draw:style-name="gr4" draw:text-style-name="P4" draw:layer="layout" svg:width="4cm" svg:height="1.5cm" svg:x="8.5cm" svg:y="16.51cm">
            <text:p text:style-name="P3">RAW видео NV1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cm" svg:height="3cm" svg:x="8.5cm" svg:y="18.01cm">
            <text:p text:style-name="P3">Отображатель видео</text:p>
            <draw:enhanced-geometry svg:viewBox="0 0 21600 21600" draw:type="rectangle" draw:enhanced-path="M 0 0 L 21600 0 21600 21600 0 21600 0 0 Z N"/>
          </draw:custom-shape>
        </draw:g>
        <draw:g draw:style-name="gr2" xml:id="id11" draw:id="id11">
          <draw:custom-shape draw:style-name="gr4" draw:text-style-name="P4" draw:layer="layout" svg:width="4cm" svg:height="1.5cm" svg:x="15.02cm" svg:y="23.89cm">
            <text:p text:style-name="P3">Видео в H264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cm" svg:height="3cm" svg:x="15.02cm" svg:y="25.39cm">
            <text:p text:style-name="P3">Видеорегистратор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5" draw:layer="layout" svg:x1="10.5cm" svg:y1="7.24cm" svg:x2="10.5cm" svg:y2="8.77cm" draw:start-shape="id7" draw:start-glue-point="2" draw:end-shape="id8" draw:end-glue-point="0" svg:d="M10500 7240v1530" svg:viewBox="0 0 1 1531">
          <text:p/>
        </draw:connector>
        <draw:connector draw:style-name="gr5" draw:text-style-name="P5" draw:layer="layout" svg:x1="10.5cm" svg:y1="14.77cm" svg:x2="10.5cm" svg:y2="16.51cm" draw:start-shape="id8" draw:start-glue-point="2" draw:end-shape="id9" svg:d="M10500 14770v1740" svg:viewBox="0 0 1 1741">
          <text:p/>
        </draw:connector>
        <draw:g draw:style-name="gr2" xml:id="id10" draw:id="id10">
          <draw:custom-shape draw:style-name="gr4" draw:text-style-name="P4" draw:layer="layout" svg:width="4cm" svg:height="1.5cm" svg:x="15.02cm" svg:y="16.51cm">
            <text:p text:style-name="P3">RAW видео NV12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cm" svg:height="3cm" svg:x="15.02cm" svg:y="18.01cm">
            <text:p text:style-name="P3">Кодировщик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cm" svg:height="1.5cm" svg:x="15.02cm" svg:y="21.01cm">
            <text:p text:style-name="P3">Видео в H264</text:p>
            <draw:enhanced-geometry svg:viewBox="0 0 21600 21600" draw:type="rectangle" draw:enhanced-path="M 0 0 L 21600 0 21600 21600 0 21600 0 0 Z N"/>
          </draw:custom-shape>
        </draw:g>
        <draw:connector draw:style-name="gr5" draw:text-style-name="P5" draw:layer="layout" svg:x1="10.5cm" svg:y1="14.77cm" svg:x2="17.02cm" svg:y2="16.51cm" draw:start-shape="id8" draw:start-glue-point="2" draw:end-shape="id10" svg:d="M10500 14770v870h6520v870" svg:viewBox="0 0 6521 1741">
          <text:p/>
        </draw:connector>
        <draw:connector draw:style-name="gr5" draw:text-style-name="P5" draw:layer="layout" svg:x1="17.02cm" svg:y1="22.51cm" svg:x2="17.02cm" svg:y2="23.89cm" draw:start-shape="id10" draw:start-glue-point="2" draw:end-shape="id11" draw:end-glue-point="0" svg:d="M17020 22510v1380" svg:viewBox="0 0 1 1381">
          <text:p/>
        </draw:connector>
      </draw:page>
      <draw:page draw:name="page3" draw:style-name="dp1" draw:master-page-name="Обычный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2T09:56:12.866688295</meta:creation-date>
    <dc:date>2020-07-22T15:18:22.127589598</dc:date>
    <meta:editing-duration>PT1H35M4S</meta:editing-duration>
    <meta:editing-cycles>24</meta:editing-cycles>
    <meta:generator>LibreOffice/5.1.6.2$Linux_X86_64 LibreOffice_project/10m0$Build-2</meta:generator>
    <meta:document-statistic meta:object-count="48"/>
  </office:meta>
</office:document-meta>
</file>